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2.8118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2" table:default-cell-style-name="Default"/>
        <table:table-column table:style-name="co3" table:default-cell-style-name="Excel_20_Built-in_20_Normal"/>
        <table:table-column table:style-name="co4" table:number-columns-repeated="1018" table:default-cell-style-name="Excel_20_Built-in_20_Normal"/>
        <table:table-row table:style-name="ro1">
          <table:table-cell office:value-type="string">
            <text:p>Joseph</text:p>
          </table:table-cell>
          <table:table-cell office:value-type="string">
            <text:p>Kirui</text:p>
          </table:table-cell>
          <table:table-cell office:value-type="string">
            <text:p>Joseph Kirui</text:p>
          </table:table-cell>
          <table:table-cell office:value-type="string">
            <text:p>kirui</text:p>
          </table:table-cell>
          <table:table-cell office:value-type="string">
            <text:p>kirui@cck.go.ke</text:p>
          </table:table-cell>
          <table:table-cell table:style-name="Default" office:value-type="string">
            <text:p>51482CA45CAD4996BCB9573F4F485509</text:p>
          </table:table-cell>
          <table:table-cell table:number-columns-repeated="1018"/>
        </table:table-row>
        <table:table-row table:style-name="ro1">
          <table:table-cell office:value-type="string">
            <text:p>James</text:p>
          </table:table-cell>
          <table:table-cell office:value-type="string">
            <text:p>Raila</text:p>
          </table:table-cell>
          <table:table-cell office:value-type="string">
            <text:p>James Raila</text:p>
          </table:table-cell>
          <table:table-cell office:value-type="string">
            <text:p>raila</text:p>
          </table:table-cell>
          <table:table-cell office:value-type="string">
            <text:p>raila@cck.go.ke</text:p>
          </table:table-cell>
          <table:table-cell table:style-name="Default" office:value-type="string">
            <text:p>51482CA45CAD4996BCB9573F4F485509</text:p>
          </table:table-cell>
          <table:table-cell table:number-columns-repeated="1018"/>
        </table:table-row>
        <table:table-row table:style-name="ro1">
          <table:table-cell office:value-type="string">
            <text:p>Caroline</text:p>
          </table:table-cell>
          <table:table-cell office:value-type="string">
            <text:p>Murianki</text:p>
          </table:table-cell>
          <table:table-cell office:value-type="string">
            <text:p>Caroline Murianki</text:p>
          </table:table-cell>
          <table:table-cell office:value-type="string">
            <text:p>murianki</text:p>
          </table:table-cell>
          <table:table-cell office:value-type="string">
            <text:p>murianki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Mohammed</text:p>
          </table:table-cell>
          <table:table-cell office:value-type="string">
            <text:p>Hawa</text:p>
          </table:table-cell>
          <table:table-cell office:value-type="string">
            <text:p>Mohammed Hawa</text:p>
          </table:table-cell>
          <table:table-cell office:value-type="string">
            <text:p>hawa</text:p>
          </table:table-cell>
          <table:table-cell office:value-type="string">
            <text:p>hawa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Juma</text:p>
          </table:table-cell>
          <table:table-cell office:value-type="string">
            <text:p>Ooro</text:p>
          </table:table-cell>
          <table:table-cell office:value-type="string">
            <text:p>Juma Ooro</text:p>
          </table:table-cell>
          <table:table-cell office:value-type="string">
            <text:p>ooro</text:p>
          </table:table-cell>
          <table:table-cell office:value-type="string">
            <text:p>ooro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Irene</text:p>
          </table:table-cell>
          <table:table-cell office:value-type="string">
            <text:p>kimeli</text:p>
          </table:table-cell>
          <table:table-cell office:value-type="string">
            <text:p>Irene kimeli</text:p>
          </table:table-cell>
          <table:table-cell office:value-type="string">
            <text:p>kimeli</text:p>
          </table:table-cell>
          <table:table-cell office:value-type="string">
            <text:p>kimeli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Liston</text:p>
          </table:table-cell>
          <table:table-cell office:value-type="string">
            <text:p>kirui</text:p>
          </table:table-cell>
          <table:table-cell office:value-type="string">
            <text:p>Liston kirui</text:p>
          </table:table-cell>
          <table:table-cell office:value-type="string">
            <text:p>lkirui</text:p>
          </table:table-cell>
          <table:table-cell office:value-type="string">
            <text:p>lkirui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patricia</text:p>
          </table:table-cell>
          <table:table-cell office:value-type="string">
            <text:p>Muchiri</text:p>
          </table:table-cell>
          <table:table-cell office:value-type="string">
            <text:p>patricia Muchiri</text:p>
          </table:table-cell>
          <table:table-cell office:value-type="string">
            <text:p>muchiri</text:p>
          </table:table-cell>
          <table:table-cell office:value-type="string">
            <text:p>muchiri@cck.go.ke</text:p>
          </table:table-cell>
          <table:table-cell table:style-name="Default" office:value-type="string">
            <text:p>67DD09E36C57434FA52DEF4D94B0F08D</text:p>
          </table:table-cell>
          <table:table-cell table:number-columns-repeated="1018"/>
        </table:table-row>
        <table:table-row table:style-name="ro1">
          <table:table-cell office:value-type="string">
            <text:p>Rachel</text:p>
          </table:table-cell>
          <table:table-cell office:value-type="string">
            <text:p>Alwala</text:p>
          </table:table-cell>
          <table:table-cell office:value-type="string">
            <text:p>Rachel Alwala</text:p>
          </table:table-cell>
          <table:table-cell office:value-type="string">
            <text:p>alwala</text:p>
          </table:table-cell>
          <table:table-cell office:value-type="string">
            <text:p>alwala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Hazel</text:p>
          </table:table-cell>
          <table:table-cell office:value-type="string">
            <text:p>Kingori</text:p>
          </table:table-cell>
          <table:table-cell office:value-type="string">
            <text:p>Hazel Kingori</text:p>
          </table:table-cell>
          <table:table-cell office:value-type="string">
            <text:p>kingori</text:p>
          </table:table-cell>
          <table:table-cell office:value-type="string">
            <text:p>kingori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Kioko</text:p>
          </table:table-cell>
          <table:table-cell office:value-type="string">
            <text:p>Kilonzo</text:p>
          </table:table-cell>
          <table:table-cell office:value-type="string">
            <text:p>Mary</text:p>
          </table:table-cell>
          <table:table-cell office:value-type="string">
            <text:p>kioko</text:p>
          </table:table-cell>
          <table:table-cell office:value-type="string">
            <text:p>kioko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Linet</text:p>
          </table:table-cell>
          <table:table-cell office:value-type="string">
            <text:p>Onyando</text:p>
          </table:table-cell>
          <table:table-cell office:value-type="string">
            <text:p>Linet Onyando</text:p>
          </table:table-cell>
          <table:table-cell office:value-type="string">
            <text:p>onyando</text:p>
          </table:table-cell>
          <table:table-cell office:value-type="string">
            <text:p>onyando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Grace</text:p>
          </table:table-cell>
          <table:table-cell office:value-type="string">
            <text:p>Mbogo</text:p>
          </table:table-cell>
          <table:table-cell office:value-type="string">
            <text:p>Grace Mbogo</text:p>
          </table:table-cell>
          <table:table-cell office:value-type="string">
            <text:p>mbogo</text:p>
          </table:table-cell>
          <table:table-cell office:value-type="string">
            <text:p>mbogo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Viola</text:p>
          </table:table-cell>
          <table:table-cell office:value-type="string">
            <text:p>Munyoki</text:p>
          </table:table-cell>
          <table:table-cell office:value-type="string">
            <text:p>Viola Munyoki</text:p>
          </table:table-cell>
          <table:table-cell office:value-type="string">
            <text:p>munyoki</text:p>
          </table:table-cell>
          <table:table-cell office:value-type="string">
            <text:p>munyoki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Muthusi</text:p>
          </table:table-cell>
          <table:table-cell office:value-type="string">
            <text:p>Mutua</text:p>
          </table:table-cell>
          <table:table-cell office:value-type="string">
            <text:p>Muthusi Mutua</text:p>
          </table:table-cell>
          <table:table-cell office:value-type="string">
            <text:p>mutua</text:p>
          </table:table-cell>
          <table:table-cell office:value-type="string">
            <text:p>mutua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Martha</text:p>
          </table:table-cell>
          <table:table-cell office:value-type="string">
            <text:p>Nderitu</text:p>
          </table:table-cell>
          <table:table-cell office:value-type="string">
            <text:p>Martha Mwihaki Nderitu</text:p>
          </table:table-cell>
          <table:table-cell office:value-type="string">
            <text:p>nderitu</text:p>
          </table:table-cell>
          <table:table-cell office:value-type="string">
            <text:p>nderitu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Wambua</text:p>
          </table:table-cell>
          <table:table-cell office:value-type="string">
            <text:p>Christopher Wambua</text:p>
          </table:table-cell>
          <table:table-cell office:value-type="string">
            <text:p>wambua</text:p>
          </table:table-cell>
          <table:table-cell office:value-type="string">
            <text:p>wambua@cck.go.ke</text:p>
          </table:table-cell>
          <table:table-cell table:style-name="Default" office:value-type="string">
            <text:p>51718A25DAB744DD8EBE5353E498EEB5</text:p>
          </table:table-cell>
          <table:table-cell table:number-columns-repeated="1018"/>
        </table:table-row>
        <table:table-row table:style-name="ro1">
          <table:table-cell office:value-type="string">
            <text:p>Njeru</text:p>
          </table:table-cell>
          <table:table-cell office:value-type="string">
            <text:p>James</text:p>
          </table:table-cell>
          <table:table-cell office:value-type="string">
            <text:p>Njeru James</text:p>
          </table:table-cell>
          <table:table-cell office:value-type="string">
            <text:p>njeru</text:p>
          </table:table-cell>
          <table:table-cell office:value-type="string">
            <text:p>njeru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Joel</text:p>
          </table:table-cell>
          <table:table-cell office:value-type="string">
            <text:p>Imitira</text:p>
          </table:table-cell>
          <table:table-cell office:value-type="string">
            <text:p>Joel Kinyua Imitira</text:p>
          </table:table-cell>
          <table:table-cell office:value-type="string">
            <text:p>imitira</text:p>
          </table:table-cell>
          <table:table-cell office:value-type="string">
            <text:p>imitira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veronica</text:p>
          </table:table-cell>
          <table:table-cell office:value-type="string">
            <text:p>Kimani</text:p>
          </table:table-cell>
          <table:table-cell office:value-type="string">
            <text:p>veronica Kimani</text:p>
          </table:table-cell>
          <table:table-cell office:value-type="string">
            <text:p>kimani</text:p>
          </table:table-cell>
          <table:table-cell office:value-type="string">
            <text:p>kimani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Lukas</text:p>
          </table:table-cell>
          <table:table-cell office:value-type="string">
            <text:p>Musembi</text:p>
          </table:table-cell>
          <table:table-cell office:value-type="string">
            <text:p>Lukas Mukoma Musembi</text:p>
          </table:table-cell>
          <table:table-cell office:value-type="string">
            <text:p>musembi</text:p>
          </table:table-cell>
          <table:table-cell office:value-type="string">
            <text:p>musembi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Susan</text:p>
          </table:table-cell>
          <table:table-cell office:value-type="string">
            <text:p>Mochache</text:p>
          </table:table-cell>
          <table:table-cell office:value-type="string">
            <text:p>Susan Mochache</text:p>
          </table:table-cell>
          <table:table-cell office:value-type="string">
            <text:p>smochache</text:p>
          </table:table-cell>
          <table:table-cell office:value-type="string">
            <text:p>smochache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Godfrey</text:p>
          </table:table-cell>
          <table:table-cell office:value-type="string">
            <text:p>Muhatia</text:p>
          </table:table-cell>
          <table:table-cell office:value-type="string">
            <text:p>Godfrey Muhatia</text:p>
          </table:table-cell>
          <table:table-cell office:value-type="string">
            <text:p>muhatia</text:p>
          </table:table-cell>
          <table:table-cell office:value-type="string">
            <text:p>muhatia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Matano</text:p>
          </table:table-cell>
          <table:table-cell office:value-type="string">
            <text:p>Ndaro</text:p>
          </table:table-cell>
          <table:table-cell office:value-type="string">
            <text:p>Matano Ndaro</text:p>
          </table:table-cell>
          <table:table-cell office:value-type="string">
            <text:p>ndaro</text:p>
          </table:table-cell>
          <table:table-cell office:value-type="string">
            <text:p>ndaro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Paul</text:p>
          </table:table-cell>
          <table:table-cell office:value-type="string">
            <text:p>Kiage</text:p>
          </table:table-cell>
          <table:table-cell office:value-type="string">
            <text:p>Paul Kiage</text:p>
          </table:table-cell>
          <table:table-cell office:value-type="string">
            <text:p>kiage</text:p>
          </table:table-cell>
          <table:table-cell office:value-type="string">
            <text:p>kiage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Samuel</text:p>
          </table:table-cell>
          <table:table-cell office:value-type="string">
            <text:p>Andati</text:p>
          </table:table-cell>
          <table:table-cell office:value-type="string">
            <text:p>Samuel Andati</text:p>
          </table:table-cell>
          <table:table-cell office:value-type="string">
            <text:p>andati</text:p>
          </table:table-cell>
          <table:table-cell office:value-type="string">
            <text:p>andati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Richard</text:p>
          </table:table-cell>
          <table:table-cell office:value-type="string">
            <text:p>Tonui</text:p>
          </table:table-cell>
          <table:table-cell office:value-type="string">
            <text:p>Richard k. Tonui</text:p>
          </table:table-cell>
          <table:table-cell office:value-type="string">
            <text:p>tonui</text:p>
          </table:table-cell>
          <table:table-cell office:value-type="string">
            <text:p>tonui@cck.go.ke</text:p>
          </table:table-cell>
          <table:table-cell table:style-name="Default" office:value-type="string">
            <text:p>F2423C96085344B4A9D52BA1EF98C1A3</text:p>
          </table:table-cell>
          <table:table-cell table:number-columns-repeated="1018"/>
        </table:table-row>
        <table:table-row table:style-name="ro1">
          <table:table-cell office:value-type="string">
            <text:p>Francis</text:p>
          </table:table-cell>
          <table:table-cell office:value-type="string">
            <text:p>Wangusi</text:p>
          </table:table-cell>
          <table:table-cell office:value-type="string">
            <text:p>Francis Wangusi</text:p>
          </table:table-cell>
          <table:table-cell office:value-type="string">
            <text:p>wangusi</text:p>
          </table:table-cell>
          <table:table-cell office:value-type="string">
            <text:p>wangusi@cck.go.ke</text:p>
          </table:table-cell>
          <table:table-cell table:style-name="Default" office:value-type="string">
            <text:p>A11D7478BC2C454C8F9B312EA3D9CB56</text:p>
          </table:table-cell>
          <table:table-cell table:number-columns-repeated="1018"/>
        </table:table-row>
        <table:table-row table:style-name="ro1">
          <table:table-cell office:value-type="string">
            <text:p>Anne</text:p>
          </table:table-cell>
          <table:table-cell office:value-type="string">
            <text:p>Ngugi</text:p>
          </table:table-cell>
          <table:table-cell office:value-type="string">
            <text:p>Anne Susan Ngugi</text:p>
          </table:table-cell>
          <table:table-cell office:value-type="string">
            <text:p>ngugi</text:p>
          </table:table-cell>
          <table:table-cell office:value-type="string">
            <text:p>ngugi@cck.go.ke</text:p>
          </table:table-cell>
          <table:table-cell table:style-name="Default" office:value-type="string">
            <text:p>A11D7478BC2C454C8F9B312EA3D9CB56</text:p>
          </table:table-cell>
          <table:table-cell table:number-columns-repeated="1018"/>
        </table:table-row>
        <table:table-row table:style-name="ro1">
          <table:table-cell office:value-type="string">
            <text:p>Nancy</text:p>
          </table:table-cell>
          <table:table-cell office:value-type="string">
            <text:p>Shiahale</text:p>
          </table:table-cell>
          <table:table-cell office:value-type="string">
            <text:p>Nancy Shiahale</text:p>
          </table:table-cell>
          <table:table-cell office:value-type="string">
            <text:p>shiahale</text:p>
          </table:table-cell>
          <table:table-cell office:value-type="string">
            <text:p>shiahale@cck.go.ke</text:p>
          </table:table-cell>
          <table:table-cell table:style-name="Default" office:value-type="string">
            <text:p>A11D7478BC2C454C8F9B312EA3D9CB56</text:p>
          </table:table-cell>
          <table:table-cell table:number-columns-repeated="1018"/>
        </table:table-row>
        <table:table-row table:style-name="ro1">
          <table:table-cell office:value-type="string">
            <text:p>Martin</text:p>
          </table:table-cell>
          <table:table-cell office:value-type="string">
            <text:p>Shuma</text:p>
          </table:table-cell>
          <table:table-cell office:value-type="string">
            <text:p>Martin Shuma</text:p>
          </table:table-cell>
          <table:table-cell office:value-type="string">
            <text:p>shuma</text:p>
          </table:table-cell>
          <table:table-cell office:value-type="string">
            <text:p>shuma@cck.go.ke</text:p>
          </table:table-cell>
          <table:table-cell table:style-name="Default" office:value-type="string">
            <text:p>A11D7478BC2C454C8F9B312EA3D9CB56</text:p>
          </table:table-cell>
          <table:table-cell table:number-columns-repeated="1018"/>
        </table:table-row>
        <table:table-row table:style-name="ro1">
          <table:table-cell office:value-type="string">
            <text:p>Stella</text:p>
          </table:table-cell>
          <table:table-cell office:value-type="string">
            <text:p>Abongo</text:p>
          </table:table-cell>
          <table:table-cell office:value-type="string">
            <text:p>Stella Abongo</text:p>
          </table:table-cell>
          <table:table-cell office:value-type="string">
            <text:p>abongo</text:p>
          </table:table-cell>
          <table:table-cell office:value-type="string">
            <text:p>abongo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John</text:p>
          </table:table-cell>
          <table:table-cell office:value-type="string">
            <text:p>Chelulei</text:p>
          </table:table-cell>
          <table:table-cell office:value-type="string">
            <text:p>John Chelulei</text:p>
          </table:table-cell>
          <table:table-cell office:value-type="string">
            <text:p>chelulei</text:p>
          </table:table-cell>
          <table:table-cell office:value-type="string">
            <text:p>chelulei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Jacob</text:p>
          </table:table-cell>
          <table:table-cell office:value-type="string">
            <text:p>Chepchieng</text:p>
          </table:table-cell>
          <table:table-cell office:value-type="string">
            <text:p>Jacob Chepchieng</text:p>
          </table:table-cell>
          <table:table-cell office:value-type="string">
            <text:p>chepchieng</text:p>
          </table:table-cell>
          <table:table-cell office:value-type="string">
            <text:p>chepchieng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Florence</text:p>
          </table:table-cell>
          <table:table-cell office:value-type="string">
            <text:p>Keino</text:p>
          </table:table-cell>
          <table:table-cell office:value-type="string">
            <text:p>Florence Keino</text:p>
          </table:table-cell>
          <table:table-cell office:value-type="string">
            <text:p>keino</text:p>
          </table:table-cell>
          <table:table-cell office:value-type="string">
            <text:p>keino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Moses</text:p>
          </table:table-cell>
          <table:table-cell office:value-type="string">
            <text:p>Kigame</text:p>
          </table:table-cell>
          <table:table-cell office:value-type="string">
            <text:p>Moses Kigame</text:p>
          </table:table-cell>
          <table:table-cell office:value-type="string">
            <text:p>kigame</text:p>
          </table:table-cell>
          <table:table-cell office:value-type="string">
            <text:p>kigame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James</text:p>
          </table:table-cell>
          <table:table-cell office:value-type="string">
            <text:p>Kinuthia</text:p>
          </table:table-cell>
          <table:table-cell office:value-type="string">
            <text:p>James Kinuthia</text:p>
          </table:table-cell>
          <table:table-cell office:value-type="string">
            <text:p>kinuthia</text:p>
          </table:table-cell>
          <table:table-cell office:value-type="string">
            <text:p>kinuthia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Daniel</text:p>
          </table:table-cell>
          <table:table-cell office:value-type="string">
            <text:p>Kiprop</text:p>
          </table:table-cell>
          <table:table-cell office:value-type="string">
            <text:p>Daniel Kiprop</text:p>
          </table:table-cell>
          <table:table-cell office:value-type="string">
            <text:p>kiprop</text:p>
          </table:table-cell>
          <table:table-cell office:value-type="string">
            <text:p>kiprop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Angela</text:p>
          </table:table-cell>
          <table:table-cell office:value-type="string">
            <text:p>Komen</text:p>
          </table:table-cell>
          <table:table-cell office:value-type="string">
            <text:p>Angela Komen</text:p>
          </table:table-cell>
          <table:table-cell office:value-type="string">
            <text:p>komen</text:p>
          </table:table-cell>
          <table:table-cell office:value-type="string">
            <text:p>komen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Jane</text:p>
          </table:table-cell>
          <table:table-cell office:value-type="string">
            <text:p>Masai</text:p>
          </table:table-cell>
          <table:table-cell office:value-type="string">
            <text:p>Jane Masai</text:p>
          </table:table-cell>
          <table:table-cell office:value-type="string">
            <text:p>masai</text:p>
          </table:table-cell>
          <table:table-cell office:value-type="string">
            <text:p>masai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osoti</text:p>
          </table:table-cell>
          <table:table-cell office:value-type="string">
            <text:p>Maxwell Mosoti</text:p>
          </table:table-cell>
          <table:table-cell office:value-type="string">
            <text:p>mosoti</text:p>
          </table:table-cell>
          <table:table-cell office:value-type="string">
            <text:p>mosoti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Peris</text:p>
          </table:table-cell>
          <table:table-cell office:value-type="string">
            <text:p>Nkonge</text:p>
          </table:table-cell>
          <table:table-cell office:value-type="string">
            <text:p>Peris Nkonge</text:p>
          </table:table-cell>
          <table:table-cell office:value-type="string">
            <text:p>nkonge</text:p>
          </table:table-cell>
          <table:table-cell office:value-type="string">
            <text:p>nkonge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Dominic</text:p>
          </table:table-cell>
          <table:table-cell office:value-type="string">
            <text:p>Ooko</text:p>
          </table:table-cell>
          <table:table-cell office:value-type="string">
            <text:p>Dominic Ooko</text:p>
          </table:table-cell>
          <table:table-cell office:value-type="string">
            <text:p>ooko</text:p>
          </table:table-cell>
          <table:table-cell office:value-type="string">
            <text:p>ooko@cck.go.ke</text:p>
          </table:table-cell>
          <table:table-cell table:style-name="Default" office:value-type="string">
            <text:p>746A27C86BB34B42AA85A72EC1C06E0C</text:p>
          </table:table-cell>
          <table:table-cell table:number-columns-repeated="1018"/>
        </table:table-row>
        <table:table-row table:style-name="ro1">
          <table:table-cell office:value-type="string">
            <text:p>Aggrey</text:p>
          </table:table-cell>
          <table:table-cell office:value-type="string">
            <text:p>Agola</text:p>
          </table:table-cell>
          <table:table-cell office:value-type="string">
            <text:p>Aggrey Agola</text:p>
          </table:table-cell>
          <table:table-cell office:value-type="string">
            <text:p>agola</text:p>
          </table:table-cell>
          <table:table-cell office:value-type="string">
            <text:p>agola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Kamau</text:p>
          </table:table-cell>
          <table:table-cell office:value-type="string">
            <text:p>Alex</text:p>
          </table:table-cell>
          <table:table-cell office:value-type="string">
            <text:p>Kamau Alex</text:p>
          </table:table-cell>
          <table:table-cell office:value-type="string">
            <text:p>akamau</text:p>
          </table:table-cell>
          <table:table-cell office:value-type="string">
            <text:p>akamau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Anne</text:p>
          </table:table-cell>
          <table:table-cell office:value-type="string">
            <text:p>Kinyanjui</text:p>
          </table:table-cell>
          <table:table-cell office:value-type="string">
            <text:p>Anne Kinyanjui</text:p>
          </table:table-cell>
          <table:table-cell office:value-type="string">
            <text:p>kinyanjui</text:p>
          </table:table-cell>
          <table:table-cell office:value-type="string">
            <text:p>kinyanjui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Leo</text:p>
          </table:table-cell>
          <table:table-cell office:value-type="string">
            <text:p>Boruett</text:p>
          </table:table-cell>
          <table:table-cell office:value-type="string">
            <text:p>Leo Boruett</text:p>
          </table:table-cell>
          <table:table-cell office:value-type="string">
            <text:p>lkboruett</text:p>
          </table:table-cell>
          <table:table-cell office:value-type="string">
            <text:p>lkboruett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Brian</text:p>
          </table:table-cell>
          <table:table-cell office:value-type="string">
            <text:p>Mukhongo</text:p>
          </table:table-cell>
          <table:table-cell office:value-type="string">
            <text:p>Brian Wangila Mukhongo</text:p>
          </table:table-cell>
          <table:table-cell office:value-type="string">
            <text:p>wangila</text:p>
          </table:table-cell>
          <table:table-cell office:value-type="string">
            <text:p>wangila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Titus</text:p>
          </table:table-cell>
          <table:table-cell office:value-type="string">
            <text:p>Cheptoo</text:p>
          </table:table-cell>
          <table:table-cell office:value-type="string">
            <text:p>Titus Cheptoo</text:p>
          </table:table-cell>
          <table:table-cell office:value-type="string">
            <text:p>cheptoo</text:p>
          </table:table-cell>
          <table:table-cell office:value-type="string">
            <text:p>chepto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Omungu</text:p>
          </table:table-cell>
          <table:table-cell office:value-type="string">
            <text:p>Etiko</text:p>
          </table:table-cell>
          <table:table-cell office:value-type="string">
            <text:p>Omungu Etiko</text:p>
          </table:table-cell>
          <table:table-cell office:value-type="string">
            <text:p>etiko</text:p>
          </table:table-cell>
          <table:table-cell office:value-type="string">
            <text:p>etik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Gababo</text:p>
          </table:table-cell>
          <table:table-cell office:value-type="string">
            <text:p>Wako</text:p>
          </table:table-cell>
          <table:table-cell office:value-type="string">
            <text:p>Gababo Wako</text:p>
          </table:table-cell>
          <table:table-cell office:value-type="string">
            <text:p>gababo</text:p>
          </table:table-cell>
          <table:table-cell office:value-type="string">
            <text:p>gabab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Peter</text:p>
          </table:table-cell>
          <table:table-cell office:value-type="string">
            <text:p>ikumilu</text:p>
          </table:table-cell>
          <table:table-cell office:value-type="string">
            <text:p>Peter ikumilu</text:p>
          </table:table-cell>
          <table:table-cell office:value-type="string">
            <text:p>ikumilu</text:p>
          </table:table-cell>
          <table:table-cell office:value-type="string">
            <text:p>ikumilu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Njuguna</text:p>
          </table:table-cell>
          <table:table-cell office:value-type="string">
            <text:p>Kamunge</text:p>
          </table:table-cell>
          <table:table-cell office:value-type="string">
            <text:p>Njuguna Kamunge</text:p>
          </table:table-cell>
          <table:table-cell office:value-type="string">
            <text:p>kamunge</text:p>
          </table:table-cell>
          <table:table-cell office:value-type="string">
            <text:p>kamunge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2">
          <table:table-cell office:value-type="string">
            <text:p>Stanley</text:p>
          </table:table-cell>
          <table:table-cell office:value-type="string">
            <text:p>Kibe</text:p>
          </table:table-cell>
          <table:table-cell office:value-type="string">
            <text:p>Stanley K. Kibe</text:p>
          </table:table-cell>
          <table:table-cell office:value-type="string">
            <text:p>kibe</text:p>
          </table:table-cell>
          <table:table-cell office:value-type="string">
            <text:p>kibe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Rosemary</text:p>
          </table:table-cell>
          <table:table-cell office:value-type="string">
            <text:p>Kilili</text:p>
          </table:table-cell>
          <table:table-cell office:value-type="string">
            <text:p>Rosemary Kilili</text:p>
          </table:table-cell>
          <table:table-cell office:value-type="string">
            <text:p>kilili</text:p>
          </table:table-cell>
          <table:table-cell office:value-type="string">
            <text:p>kilili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Lucy</text:p>
          </table:table-cell>
          <table:table-cell office:value-type="string">
            <text:p>Kungu</text:p>
          </table:table-cell>
          <table:table-cell office:value-type="string">
            <text:p>Lucy Kungu</text:p>
          </table:table-cell>
          <table:table-cell office:value-type="string">
            <text:p>kungu</text:p>
          </table:table-cell>
          <table:table-cell office:value-type="string">
            <text:p>kungu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Margaret</text:p>
          </table:table-cell>
          <table:table-cell office:value-type="string">
            <text:p>Njonjo</text:p>
          </table:table-cell>
          <table:table-cell office:value-type="string">
            <text:p>Margaret Njonjo</text:p>
          </table:table-cell>
          <table:table-cell office:value-type="string">
            <text:p>njonjo</text:p>
          </table:table-cell>
          <table:table-cell office:value-type="string">
            <text:p>njonj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Mugeni</text:p>
          </table:table-cell>
          <table:table-cell office:value-type="string">
            <text:p>G.B Mugeni</text:p>
          </table:table-cell>
          <table:table-cell office:value-type="string">
            <text:p>mugeni</text:p>
          </table:table-cell>
          <table:table-cell office:value-type="string">
            <text:p>mugeni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Sammy</text:p>
          </table:table-cell>
          <table:table-cell office:value-type="string">
            <text:p>Mwichuri</text:p>
          </table:table-cell>
          <table:table-cell office:value-type="string">
            <text:p>Sammy Mwichuri</text:p>
          </table:table-cell>
          <table:table-cell office:value-type="string">
            <text:p>mwichuri</text:p>
          </table:table-cell>
          <table:table-cell office:value-type="string">
            <text:p>mwichuri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wilu</text:p>
          </table:table-cell>
          <table:table-cell office:value-type="string">
            <text:p>Jonathan Mwilu</text:p>
          </table:table-cell>
          <table:table-cell office:value-type="string">
            <text:p>mwilu</text:p>
          </table:table-cell>
          <table:table-cell office:value-type="string">
            <text:p>mwilu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Njoroge</text:p>
          </table:table-cell>
          <table:table-cell office:value-type="string">
            <text:p>Ngige</text:p>
          </table:table-cell>
          <table:table-cell office:value-type="string">
            <text:p>Njoroge Ngige</text:p>
          </table:table-cell>
          <table:table-cell office:value-type="string">
            <text:p>ngige</text:p>
          </table:table-cell>
          <table:table-cell office:value-type="string">
            <text:p>ngige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Godfrey</text:p>
          </table:table-cell>
          <table:table-cell office:value-type="string">
            <text:p>Odipo</text:p>
          </table:table-cell>
          <table:table-cell office:value-type="string">
            <text:p>Godfrey Odipo</text:p>
          </table:table-cell>
          <table:table-cell office:value-type="string">
            <text:p>odipo</text:p>
          </table:table-cell>
          <table:table-cell office:value-type="string">
            <text:p>odip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Tom</text:p>
          </table:table-cell>
          <table:table-cell office:value-type="string">
            <text:p>Olwero</text:p>
          </table:table-cell>
          <table:table-cell office:value-type="string">
            <text:p>Tom Olwero</text:p>
          </table:table-cell>
          <table:table-cell office:value-type="string">
            <text:p>olwero</text:p>
          </table:table-cell>
          <table:table-cell office:value-type="string">
            <text:p>olwero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Walter</text:p>
          </table:table-cell>
          <table:table-cell office:value-type="string">
            <text:p>Rono</text:p>
          </table:table-cell>
          <table:table-cell office:value-type="string">
            <text:p>Walter Kiptum Rono</text:p>
          </table:table-cell>
          <table:table-cell office:value-type="string">
            <text:p>kiptum</text:p>
          </table:table-cell>
          <table:table-cell office:value-type="string">
            <text:p>kiptum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Nelson</text:p>
          </table:table-cell>
          <table:table-cell office:value-type="string">
            <text:p>Wasilwa</text:p>
          </table:table-cell>
          <table:table-cell office:value-type="string">
            <text:p>Nelson Wasilwa</text:p>
          </table:table-cell>
          <table:table-cell office:value-type="string">
            <text:p>wasilwa</text:p>
          </table:table-cell>
          <table:table-cell office:value-type="string">
            <text:p>wasilwa@cck.go.ke</text:p>
          </table:table-cell>
          <table:table-cell table:style-name="Default" office:value-type="string">
            <text:p>48AF72DE14F84C1ABF21D7AB45C6E4F9</text:p>
          </table:table-cell>
          <table:table-cell table:number-columns-repeated="1018"/>
        </table:table-row>
        <table:table-row table:style-name="ro1">
          <table:table-cell office:value-type="string">
            <text:p>Emma</text:p>
          </table:table-cell>
          <table:table-cell office:value-type="string">
            <text:p>Otieno</text:p>
          </table:table-cell>
          <table:table-cell office:value-type="string">
            <text:p>Emma A. Otieno</text:p>
          </table:table-cell>
          <table:table-cell office:value-type="string">
            <text:p>otieno</text:p>
          </table:table-cell>
          <table:table-cell office:value-type="string">
            <text:p>otieno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Jane</text:p>
          </table:table-cell>
          <table:table-cell office:value-type="string">
            <text:p>Kahura</text:p>
          </table:table-cell>
          <table:table-cell office:value-type="string">
            <text:p>Jane Kahura</text:p>
          </table:table-cell>
          <table:table-cell office:value-type="string">
            <text:p>kahura</text:p>
          </table:table-cell>
          <table:table-cell office:value-type="string">
            <text:p>kahur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Julius</text:p>
          </table:table-cell>
          <table:table-cell office:value-type="string">
            <text:p>Kalui</text:p>
          </table:table-cell>
          <table:table-cell office:value-type="string">
            <text:p>Julius Kalui</text:p>
          </table:table-cell>
          <table:table-cell office:value-type="string">
            <text:p>kalui</text:p>
          </table:table-cell>
          <table:table-cell office:value-type="string">
            <text:p>kalu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Faith</text:p>
          </table:table-cell>
          <table:table-cell office:value-type="string">
            <text:p>Kananu</text:p>
          </table:table-cell>
          <table:table-cell office:value-type="string">
            <text:p>Faith Kananu</text:p>
          </table:table-cell>
          <table:table-cell office:value-type="string">
            <text:p>kananu</text:p>
          </table:table-cell>
          <table:table-cell office:value-type="string">
            <text:p>kananu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Juma</text:p>
          </table:table-cell>
          <table:table-cell office:value-type="string">
            <text:p>Kandie</text:p>
          </table:table-cell>
          <table:table-cell office:value-type="string">
            <text:p>K Juma Kandie</text:p>
          </table:table-cell>
          <table:table-cell office:value-type="string">
            <text:p>kandie</text:p>
          </table:table-cell>
          <table:table-cell office:value-type="string">
            <text:p>kandie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Shekila</text:p>
          </table:table-cell>
          <table:table-cell office:value-type="string">
            <text:p>Keitanny</text:p>
          </table:table-cell>
          <table:table-cell office:value-type="string">
            <text:p>Shekila Keitanny</text:p>
          </table:table-cell>
          <table:table-cell office:value-type="string">
            <text:p>keitanny</text:p>
          </table:table-cell>
          <table:table-cell office:value-type="string">
            <text:p>keitanny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Patricia</text:p>
          </table:table-cell>
          <table:table-cell office:value-type="string">
            <text:p>Kemei</text:p>
          </table:table-cell>
          <table:table-cell office:value-type="string">
            <text:p>Patricia kerretts- Kemei</text:p>
          </table:table-cell>
          <table:table-cell office:value-type="string">
            <text:p>kerretts</text:p>
          </table:table-cell>
          <table:table-cell office:value-type="string">
            <text:p>kerretts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Rebecca</text:p>
          </table:table-cell>
          <table:table-cell office:value-type="string">
            <text:p>Kiambati</text:p>
          </table:table-cell>
          <table:table-cell office:value-type="string">
            <text:p>Rebecca Kiambati</text:p>
          </table:table-cell>
          <table:table-cell office:value-type="string">
            <text:p>kiambati</text:p>
          </table:table-cell>
          <table:table-cell office:value-type="string">
            <text:p>kiambat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Wanjiru</text:p>
          </table:table-cell>
          <table:table-cell office:value-type="string">
            <text:p>Kiohi</text:p>
          </table:table-cell>
          <table:table-cell office:value-type="string">
            <text:p>Wanjiru Kiohi</text:p>
          </table:table-cell>
          <table:table-cell office:value-type="string">
            <text:p>kiohi</text:p>
          </table:table-cell>
          <table:table-cell office:value-type="string">
            <text:p>kioh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Peter</text:p>
          </table:table-cell>
          <table:table-cell office:value-type="string">
            <text:p>Kiplimo</text:p>
          </table:table-cell>
          <table:table-cell office:value-type="string">
            <text:p>Peter Kiplimo</text:p>
          </table:table-cell>
          <table:table-cell office:value-type="string">
            <text:p>kiplimo</text:p>
          </table:table-cell>
          <table:table-cell office:value-type="string">
            <text:p>kiplimo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 office:value-type="string">
            <text:p>Kipngetich</text:p>
          </table:table-cell>
          <table:table-cell office:value-type="string">
            <text:p>S R Kipngetich</text:p>
          </table:table-cell>
          <table:table-cell office:value-type="string">
            <text:p>kipngetich</text:p>
          </table:table-cell>
          <table:table-cell office:value-type="string">
            <text:p>kipngetich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kiragu</text:p>
          </table:table-cell>
          <table:table-cell office:value-type="string">
            <text:p>Christopher kiragu</text:p>
          </table:table-cell>
          <table:table-cell office:value-type="string">
            <text:p>kiragu</text:p>
          </table:table-cell>
          <table:table-cell office:value-type="string">
            <text:p>kiragu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Salim</text:p>
          </table:table-cell>
          <table:table-cell office:value-type="string">
            <text:p>kiza</text:p>
          </table:table-cell>
          <table:table-cell office:value-type="string">
            <text:p>Salim kiza</text:p>
          </table:table-cell>
          <table:table-cell office:value-type="string">
            <text:p>kiza</text:p>
          </table:table-cell>
          <table:table-cell office:value-type="string">
            <text:p>kiz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Kuria</text:p>
          </table:table-cell>
          <table:table-cell office:value-type="string">
            <text:p>Kungu</text:p>
          </table:table-cell>
          <table:table-cell office:value-type="string">
            <text:p>Kuria Kungu</text:p>
          </table:table-cell>
          <table:table-cell office:value-type="string">
            <text:p>kuria</text:p>
          </table:table-cell>
          <table:table-cell office:value-type="string">
            <text:p>kuri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Naomi</text:p>
          </table:table-cell>
          <table:table-cell office:value-type="string">
            <text:p>Lelei</text:p>
          </table:table-cell>
          <table:table-cell office:value-type="string">
            <text:p>Naomi Lelei</text:p>
          </table:table-cell>
          <table:table-cell office:value-type="string">
            <text:p>naomi</text:p>
          </table:table-cell>
          <table:table-cell office:value-type="string">
            <text:p>naom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Mary</text:p>
          </table:table-cell>
          <table:table-cell office:value-type="string">
            <text:p>Maina</text:p>
          </table:table-cell>
          <table:table-cell office:value-type="string">
            <text:p>Mary Maina</text:p>
          </table:table-cell>
          <table:table-cell office:value-type="string">
            <text:p>maina</text:p>
          </table:table-cell>
          <table:table-cell office:value-type="string">
            <text:p>main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Muvua</text:p>
          </table:table-cell>
          <table:table-cell office:value-type="string">
            <text:p>Martin</text:p>
          </table:table-cell>
          <table:table-cell office:value-type="string">
            <text:p>Muvua Martin</text:p>
          </table:table-cell>
          <table:table-cell office:value-type="string">
            <text:p>muvua</text:p>
          </table:table-cell>
          <table:table-cell office:value-type="string">
            <text:p>muvu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Joseph</text:p>
          </table:table-cell>
          <table:table-cell office:value-type="string">
            <text:p>Mbugua</text:p>
          </table:table-cell>
          <table:table-cell office:value-type="string">
            <text:p>Joseph Mbugua</text:p>
          </table:table-cell>
          <table:table-cell office:value-type="string">
            <text:p>mbugua</text:p>
          </table:table-cell>
          <table:table-cell office:value-type="string">
            <text:p>mbugu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Moses</text:p>
          </table:table-cell>
          <table:table-cell office:value-type="string">
            <text:p>Mwaura</text:p>
          </table:table-cell>
          <table:table-cell office:value-type="string">
            <text:p>Moses Mwaura</text:p>
          </table:table-cell>
          <table:table-cell office:value-type="string">
            <text:p>mwaura</text:p>
          </table:table-cell>
          <table:table-cell office:value-type="string">
            <text:p>mwaur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Adhiambo</text:p>
          </table:table-cell>
          <table:table-cell office:value-type="string">
            <text:p>mudhune</text:p>
          </table:table-cell>
          <table:table-cell office:value-type="string">
            <text:p>Adhiambo mudhune</text:p>
          </table:table-cell>
          <table:table-cell office:value-type="string">
            <text:p>mudhune</text:p>
          </table:table-cell>
          <table:table-cell office:value-type="string">
            <text:p>mudhune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james</text:p>
          </table:table-cell>
          <table:table-cell office:value-type="string">
            <text:p>Muriithi</text:p>
          </table:table-cell>
          <table:table-cell office:value-type="string">
            <text:p>james Muriithi</text:p>
          </table:table-cell>
          <table:table-cell office:value-type="string">
            <text:p>muriithi</text:p>
          </table:table-cell>
          <table:table-cell office:value-type="string">
            <text:p>muriith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Mutuku</text:p>
          </table:table-cell>
          <table:table-cell office:value-type="string">
            <text:p>Elizabeth Mutuku</text:p>
          </table:table-cell>
          <table:table-cell office:value-type="string">
            <text:p>mutuku</text:p>
          </table:table-cell>
          <table:table-cell office:value-type="string">
            <text:p>mutuku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Macdonald</text:p>
          </table:table-cell>
          <table:table-cell office:value-type="string">
            <text:p>Mwizanga</text:p>
          </table:table-cell>
          <table:table-cell office:value-type="string">
            <text:p>Macdonald Mwizanga</text:p>
          </table:table-cell>
          <table:table-cell office:value-type="string">
            <text:p>mwizanga</text:p>
          </table:table-cell>
          <table:table-cell office:value-type="string">
            <text:p>mwizang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Salim</text:p>
          </table:table-cell>
          <table:table-cell office:value-type="string">
            <text:p>Nasim</text:p>
          </table:table-cell>
          <table:table-cell office:value-type="string">
            <text:p>Salim Hamdun Nasim</text:p>
          </table:table-cell>
          <table:table-cell office:value-type="string">
            <text:p>nasim</text:p>
          </table:table-cell>
          <table:table-cell office:value-type="string">
            <text:p>nasim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Susan</text:p>
          </table:table-cell>
          <table:table-cell office:value-type="string">
            <text:p>Nkoiboni</text:p>
          </table:table-cell>
          <table:table-cell office:value-type="string">
            <text:p>Susan Nkoiboni</text:p>
          </table:table-cell>
          <table:table-cell office:value-type="string">
            <text:p>nkoiboni</text:p>
          </table:table-cell>
          <table:table-cell office:value-type="string">
            <text:p>nkoiboni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Angelina</text:p>
          </table:table-cell>
          <table:table-cell office:value-type="string">
            <text:p>Nyumu</text:p>
          </table:table-cell>
          <table:table-cell office:value-type="string">
            <text:p>Angelina Nyumu</text:p>
          </table:table-cell>
          <table:table-cell office:value-type="string">
            <text:p>nyumu</text:p>
          </table:table-cell>
          <table:table-cell office:value-type="string">
            <text:p>nyumu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Roy</text:p>
          </table:table-cell>
          <table:table-cell office:value-type="string">
            <text:p>Omuko</text:p>
          </table:table-cell>
          <table:table-cell office:value-type="string">
            <text:p>Roy Omuko</text:p>
          </table:table-cell>
          <table:table-cell office:value-type="string">
            <text:p>omuko</text:p>
          </table:table-cell>
          <table:table-cell office:value-type="string">
            <text:p>omuko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Dickens</text:p>
          </table:table-cell>
          <table:table-cell office:value-type="string">
            <text:p>oyola</text:p>
          </table:table-cell>
          <table:table-cell office:value-type="string">
            <text:p>Dickens oyola</text:p>
          </table:table-cell>
          <table:table-cell office:value-type="string">
            <text:p>oyola</text:p>
          </table:table-cell>
          <table:table-cell office:value-type="string">
            <text:p>oyol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Prisca</text:p>
          </table:table-cell>
          <table:table-cell office:value-type="string">
            <text:p>Motogwa</text:p>
          </table:table-cell>
          <table:table-cell office:value-type="string">
            <text:p>Prisca Motogwa</text:p>
          </table:table-cell>
          <table:table-cell office:value-type="string">
            <text:p>motogwa</text:p>
          </table:table-cell>
          <table:table-cell office:value-type="string">
            <text:p>motogw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Moureen</text:p>
          </table:table-cell>
          <table:table-cell office:value-type="string">
            <text:p>Saina</text:p>
          </table:table-cell>
          <table:table-cell office:value-type="string">
            <text:p>Moureen Saina</text:p>
          </table:table-cell>
          <table:table-cell office:value-type="string">
            <text:p>saina</text:p>
          </table:table-cell>
          <table:table-cell office:value-type="string">
            <text:p>saina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daniel</text:p>
          </table:table-cell>
          <table:table-cell office:value-type="string">
            <text:p>Thungu</text:p>
          </table:table-cell>
          <table:table-cell office:value-type="string">
            <text:p>daniel Thungu</text:p>
          </table:table-cell>
          <table:table-cell office:value-type="string">
            <text:p>thungu</text:p>
          </table:table-cell>
          <table:table-cell office:value-type="string">
            <text:p>thungu@cck.go.ke</text:p>
          </table:table-cell>
          <table:table-cell table:style-name="Default" office:value-type="string">
            <text:p>5D7A503C3FE24AA99B0A05EEC1B4DB42</text:p>
          </table:table-cell>
          <table:table-cell table:number-columns-repeated="1018"/>
        </table:table-row>
        <table:table-row table:style-name="ro1">
          <table:table-cell office:value-type="string">
            <text:p>Gufu</text:p>
          </table:table-cell>
          <table:table-cell office:value-type="string">
            <text:p>Banchale</text:p>
          </table:table-cell>
          <table:table-cell office:value-type="string">
            <text:p>Gufu Banchale</text:p>
          </table:table-cell>
          <table:table-cell office:value-type="string">
            <text:p>banchale</text:p>
          </table:table-cell>
          <table:table-cell office:value-type="string">
            <text:p>banchale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Michael</text:p>
          </table:table-cell>
          <table:table-cell office:value-type="string">
            <text:p>Katundu</text:p>
          </table:table-cell>
          <table:table-cell office:value-type="string">
            <text:p>Michael Katundu</text:p>
          </table:table-cell>
          <table:table-cell office:value-type="string">
            <text:p>katundu</text:p>
          </table:table-cell>
          <table:table-cell office:value-type="string">
            <text:p>katundu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Paxton</text:p>
          </table:table-cell>
          <table:table-cell office:value-type="string">
            <text:p>Musomba</text:p>
          </table:table-cell>
          <table:table-cell office:value-type="string">
            <text:p>Paxton Musomba</text:p>
          </table:table-cell>
          <table:table-cell office:value-type="string">
            <text:p>musomba</text:p>
          </table:table-cell>
          <table:table-cell office:value-type="string">
            <text:p>musomba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Lucy</text:p>
          </table:table-cell>
          <table:table-cell office:value-type="string">
            <text:p>Njagi</text:p>
          </table:table-cell>
          <table:table-cell office:value-type="string">
            <text:p>Lucy Njagi</text:p>
          </table:table-cell>
          <table:table-cell office:value-type="string">
            <text:p>njagi</text:p>
          </table:table-cell>
          <table:table-cell office:value-type="string">
            <text:p>njagi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Joseph</text:p>
          </table:table-cell>
          <table:table-cell office:value-type="string">
            <text:p>Nzano</text:p>
          </table:table-cell>
          <table:table-cell office:value-type="string">
            <text:p>Joseph Nzano</text:p>
          </table:table-cell>
          <table:table-cell office:value-type="string">
            <text:p>nzano</text:p>
          </table:table-cell>
          <table:table-cell office:value-type="string">
            <text:p>nzano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Vincent</text:p>
          </table:table-cell>
          <table:table-cell office:value-type="string">
            <text:p>Ngundi</text:p>
          </table:table-cell>
          <table:table-cell office:value-type="string">
            <text:p>Vincent Ngundi</text:p>
          </table:table-cell>
          <table:table-cell office:value-type="string">
            <text:p>ngundi</text:p>
          </table:table-cell>
          <table:table-cell office:value-type="string">
            <text:p>ngundi@cck.go.ke</text:p>
          </table:table-cell>
          <table:table-cell table:style-name="Default" office:value-type="string">
            <text:p>1C0053FA49944389A102A5A1E128A3A6</text:p>
          </table:table-cell>
          <table:table-cell table:number-columns-repeated="1018"/>
        </table:table-row>
        <table:table-row table:style-name="ro1">
          <table:table-cell office:value-type="string">
            <text:p>Bernard</text:p>
          </table:table-cell>
          <table:table-cell office:value-type="string">
            <text:p>Nderitu</text:p>
          </table:table-cell>
          <table:table-cell office:value-type="string">
            <text:p>Bernard Nderitu</text:p>
          </table:table-cell>
          <table:table-cell office:value-type="string">
            <text:p>bnderitu</text:p>
          </table:table-cell>
          <table:table-cell office:value-type="string">
            <text:p>bnderitu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Khamali</text:p>
          </table:table-cell>
          <table:table-cell office:value-type="string">
            <text:p>Simiyu</text:p>
          </table:table-cell>
          <table:table-cell office:value-type="string">
            <text:p>Khamali Derrick Simiyu</text:p>
          </table:table-cell>
          <table:table-cell office:value-type="string">
            <text:p>khamali</text:p>
          </table:table-cell>
          <table:table-cell office:value-type="string">
            <text:p>khamali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Mwema</text:p>
          </table:table-cell>
          <table:table-cell office:value-type="string">
            <text:p>Elizabeth Mwema</text:p>
          </table:table-cell>
          <table:table-cell office:value-type="string">
            <text:p>mwema</text:p>
          </table:table-cell>
          <table:table-cell office:value-type="string">
            <text:p>mwem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Frankline</text:p>
          </table:table-cell>
          <table:table-cell office:value-type="string">
            <text:p>Makokha</text:p>
          </table:table-cell>
          <table:table-cell office:value-type="string">
            <text:p>Frankline Makokha</text:p>
          </table:table-cell>
          <table:table-cell office:value-type="string">
            <text:p>makokha</text:p>
          </table:table-cell>
          <table:table-cell office:value-type="string">
            <text:p>makokh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Mohamed</text:p>
          </table:table-cell>
          <table:table-cell office:value-type="string">
            <text:p>Haji</text:p>
          </table:table-cell>
          <table:table-cell office:value-type="string">
            <text:p>Mohamed Haji</text:p>
          </table:table-cell>
          <table:table-cell office:value-type="string">
            <text:p>haji</text:p>
          </table:table-cell>
          <table:table-cell office:value-type="string">
            <text:p>haji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Maria</text:p>
          </table:table-cell>
          <table:table-cell office:value-type="string">
            <text:p>Kamau</text:p>
          </table:table-cell>
          <table:table-cell office:value-type="string">
            <text:p>Maria Kamau</text:p>
          </table:table-cell>
          <table:table-cell office:value-type="string">
            <text:p>kamau</text:p>
          </table:table-cell>
          <table:table-cell office:value-type="string">
            <text:p>kamau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Perminus</text:p>
          </table:table-cell>
          <table:table-cell office:value-type="string">
            <text:p>karungu</text:p>
          </table:table-cell>
          <table:table-cell office:value-type="string">
            <text:p>Perminus karungu</text:p>
          </table:table-cell>
          <table:table-cell office:value-type="string">
            <text:p>karungu</text:p>
          </table:table-cell>
          <table:table-cell office:value-type="string">
            <text:p>karungu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kemei</text:p>
          </table:table-cell>
          <table:table-cell office:value-type="string">
            <text:p>Christopher kemei</text:p>
          </table:table-cell>
          <table:table-cell office:value-type="string">
            <text:p>kemei</text:p>
          </table:table-cell>
          <table:table-cell office:value-type="string">
            <text:p>kemei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Karen</text:p>
          </table:table-cell>
          <table:table-cell office:value-type="string">
            <text:p>Kilel</text:p>
          </table:table-cell>
          <table:table-cell office:value-type="string">
            <text:p>Karen Kilel</text:p>
          </table:table-cell>
          <table:table-cell office:value-type="string">
            <text:p>kilel</text:p>
          </table:table-cell>
          <table:table-cell office:value-type="string">
            <text:p>kilel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Martin</text:p>
          </table:table-cell>
          <table:table-cell office:value-type="string">
            <text:p>Ngesa</text:p>
          </table:table-cell>
          <table:table-cell office:value-type="string">
            <text:p>Martin Ngesa</text:p>
          </table:table-cell>
          <table:table-cell office:value-type="string">
            <text:p>ngesa</text:p>
          </table:table-cell>
          <table:table-cell office:value-type="string">
            <text:p>nges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Njeri</text:p>
          </table:table-cell>
          <table:table-cell office:value-type="string">
            <text:p>Mwangi</text:p>
          </table:table-cell>
          <table:table-cell office:value-type="string">
            <text:p>Njeri Mwangi</text:p>
          </table:table-cell>
          <table:table-cell office:value-type="string">
            <text:p>njeri</text:p>
          </table:table-cell>
          <table:table-cell office:value-type="string">
            <text:p>njeri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Mwende</text:p>
          </table:table-cell>
          <table:table-cell office:value-type="string">
            <text:p>Njiraini</text:p>
          </table:table-cell>
          <table:table-cell office:value-type="string">
            <text:p>Mwende Njiraini</text:p>
          </table:table-cell>
          <table:table-cell office:value-type="string">
            <text:p>njiraini</text:p>
          </table:table-cell>
          <table:table-cell office:value-type="string">
            <text:p>njiraini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Peter</text:p>
          </table:table-cell>
          <table:table-cell office:value-type="string">
            <text:p>Nyongesa</text:p>
          </table:table-cell>
          <table:table-cell office:value-type="string">
            <text:p>Peter Nyongesa</text:p>
          </table:table-cell>
          <table:table-cell office:value-type="string">
            <text:p>nyongesa</text:p>
          </table:table-cell>
          <table:table-cell office:value-type="string">
            <text:p>nyonges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Chrispine</text:p>
          </table:table-cell>
          <table:table-cell office:value-type="string">
            <text:p>Ogongo</text:p>
          </table:table-cell>
          <table:table-cell office:value-type="string">
            <text:p>Chrispine Ogongo</text:p>
          </table:table-cell>
          <table:table-cell office:value-type="string">
            <text:p>ogongo</text:p>
          </table:table-cell>
          <table:table-cell office:value-type="string">
            <text:p>ogongo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Samwel</text:p>
          </table:table-cell>
          <table:table-cell office:value-type="string">
            <text:p>Oketch</text:p>
          </table:table-cell>
          <table:table-cell office:value-type="string">
            <text:p>Samwel Oketch</text:p>
          </table:table-cell>
          <table:table-cell office:value-type="string">
            <text:p>okech</text:p>
          </table:table-cell>
          <table:table-cell office:value-type="string">
            <text:p>okech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Joseph</text:p>
          </table:table-cell>
          <table:table-cell office:value-type="string">
            <text:p>Rotich</text:p>
          </table:table-cell>
          <table:table-cell office:value-type="string">
            <text:p>Joseph Rotich</text:p>
          </table:table-cell>
          <table:table-cell office:value-type="string">
            <text:p>rotich</text:p>
          </table:table-cell>
          <table:table-cell office:value-type="string">
            <text:p>rotich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Jolly</text:p>
          </table:table-cell>
          <table:table-cell office:value-type="string">
            <text:p>Sogomo</text:p>
          </table:table-cell>
          <table:table-cell office:value-type="string">
            <text:p>Jolly Sogomo</text:p>
          </table:table-cell>
          <table:table-cell office:value-type="string">
            <text:p>sogomo</text:p>
          </table:table-cell>
          <table:table-cell office:value-type="string">
            <text:p>sogomo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Stella</text:p>
          </table:table-cell>
          <table:table-cell office:value-type="string">
            <text:p>Kipsaita</text:p>
          </table:table-cell>
          <table:table-cell office:value-type="string">
            <text:p>Stella J. Kipsaita</text:p>
          </table:table-cell>
          <table:table-cell office:value-type="string">
            <text:p>skipsaita</text:p>
          </table:table-cell>
          <table:table-cell office:value-type="string">
            <text:p>skipsait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Geoffrey</text:p>
          </table:table-cell>
          <table:table-cell office:value-type="string">
            <text:p>Tolle</text:p>
          </table:table-cell>
          <table:table-cell office:value-type="string">
            <text:p>Geoffrey Tolle</text:p>
          </table:table-cell>
          <table:table-cell office:value-type="string">
            <text:p>tolle</text:p>
          </table:table-cell>
          <table:table-cell office:value-type="string">
            <text:p>tolle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Victor</text:p>
          </table:table-cell>
          <table:table-cell office:value-type="string">
            <text:p>Maina</text:p>
          </table:table-cell>
          <table:table-cell office:value-type="string">
            <text:p>Victor Maina</text:p>
          </table:table-cell>
          <table:table-cell office:value-type="string">
            <text:p>vmaina</text:p>
          </table:table-cell>
          <table:table-cell office:value-type="string">
            <text:p>vmaina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Daniel</text:p>
          </table:table-cell>
          <table:table-cell office:value-type="string">
            <text:p>Waturu</text:p>
          </table:table-cell>
          <table:table-cell office:value-type="string">
            <text:p>Daniel Waturu</text:p>
          </table:table-cell>
          <table:table-cell office:value-type="string">
            <text:p>waturu</text:p>
          </table:table-cell>
          <table:table-cell office:value-type="string">
            <text:p>waturu@cck.go.ke</text:p>
          </table:table-cell>
          <table:table-cell table:style-name="Default" office:value-type="string">
            <text:p>503EA995EA974183950E9B2FEB8754B5</text:p>
          </table:table-cell>
          <table:table-cell table:number-columns-repeated="1018"/>
        </table:table-row>
        <table:table-row table:style-name="ro1">
          <table:table-cell office:value-type="string">
            <text:p>Anne</text:p>
          </table:table-cell>
          <table:table-cell office:value-type="string">
            <text:p>Amran</text:p>
          </table:table-cell>
          <table:table-cell office:value-type="string">
            <text:p>Anne Amran</text:p>
          </table:table-cell>
          <table:table-cell office:value-type="string">
            <text:p>amran</text:p>
          </table:table-cell>
          <table:table-cell office:value-type="string">
            <text:p>amran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Eunita</text:p>
          </table:table-cell>
          <table:table-cell office:value-type="string">
            <text:p>Charo</text:p>
          </table:table-cell>
          <table:table-cell office:value-type="string">
            <text:p>Eunita A. Charo</text:p>
          </table:table-cell>
          <table:table-cell office:value-type="string">
            <text:p>charo</text:p>
          </table:table-cell>
          <table:table-cell office:value-type="string">
            <text:p>charo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Nelly</text:p>
          </table:table-cell>
          <table:table-cell office:value-type="string">
            <text:p>Mwathi</text:p>
          </table:table-cell>
          <table:table-cell office:value-type="string">
            <text:p>Nelly Mwathi</text:p>
          </table:table-cell>
          <table:table-cell office:value-type="string">
            <text:p>mwathi</text:p>
          </table:table-cell>
          <table:table-cell office:value-type="string">
            <text:p>mwathi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Margaret</text:p>
          </table:table-cell>
          <table:table-cell office:value-type="string">
            <text:p>Ngigi</text:p>
          </table:table-cell>
          <table:table-cell office:value-type="string">
            <text:p>Margaret Ngigi</text:p>
          </table:table-cell>
          <table:table-cell office:value-type="string">
            <text:p>ngigi</text:p>
          </table:table-cell>
          <table:table-cell office:value-type="string">
            <text:p>ngigi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John</text:p>
          </table:table-cell>
          <table:table-cell office:value-type="string">
            <text:p>Omo</text:p>
          </table:table-cell>
          <table:table-cell office:value-type="string">
            <text:p>John Omo</text:p>
          </table:table-cell>
          <table:table-cell office:value-type="string">
            <text:p>omo</text:p>
          </table:table-cell>
          <table:table-cell office:value-type="string">
            <text:p>omo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Rose</text:p>
          </table:table-cell>
          <table:table-cell office:value-type="string">
            <text:p>Nduku</text:p>
          </table:table-cell>
          <table:table-cell office:value-type="string">
            <text:p>Rose Nduku</text:p>
          </table:table-cell>
          <table:table-cell office:value-type="string">
            <text:p>nduku</text:p>
          </table:table-cell>
          <table:table-cell office:value-type="string">
            <text:p>nduku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Lucky</text:p>
          </table:table-cell>
          <table:table-cell office:value-type="string">
            <text:p>Waindi</text:p>
          </table:table-cell>
          <table:table-cell office:value-type="string">
            <text:p>Lucky Waindi</text:p>
          </table:table-cell>
          <table:table-cell office:value-type="string">
            <text:p>waindi</text:p>
          </table:table-cell>
          <table:table-cell office:value-type="string">
            <text:p>waindi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Mercy</text:p>
          </table:table-cell>
          <table:table-cell office:value-type="string">
            <text:p>Wanjau</text:p>
          </table:table-cell>
          <table:table-cell office:value-type="string">
            <text:p>Mercy Wanjau</text:p>
          </table:table-cell>
          <table:table-cell office:value-type="string">
            <text:p>wanjau</text:p>
          </table:table-cell>
          <table:table-cell office:value-type="string">
            <text:p>wanjau@cck.go.ke</text:p>
          </table:table-cell>
          <table:table-cell table:style-name="Default" office:value-type="string">
            <text:p>8159D29A59834D9E86F36DEC1ADC8D74</text:p>
          </table:table-cell>
          <table:table-cell table:number-columns-repeated="1018"/>
        </table:table-row>
        <table:table-row table:style-name="ro1">
          <table:table-cell office:value-type="string">
            <text:p>Janet</text:p>
          </table:table-cell>
          <table:table-cell office:value-type="string">
            <text:p>Imunya</text:p>
          </table:table-cell>
          <table:table-cell office:value-type="string">
            <text:p>Janet Imunya</text:p>
          </table:table-cell>
          <table:table-cell office:value-type="string">
            <text:p>imunya</text:p>
          </table:table-cell>
          <table:table-cell office:value-type="string">
            <text:p>imunya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Joy</text:p>
          </table:table-cell>
          <table:table-cell office:value-type="string">
            <text:p>Kimiywe</text:p>
          </table:table-cell>
          <table:table-cell office:value-type="string">
            <text:p>Joy Kimiywe</text:p>
          </table:table-cell>
          <table:table-cell office:value-type="string">
            <text:p>kimiywe</text:p>
          </table:table-cell>
          <table:table-cell office:value-type="string">
            <text:p>kimiywe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Philip</text:p>
          </table:table-cell>
          <table:table-cell office:value-type="string">
            <text:p>Kiplagat</text:p>
          </table:table-cell>
          <table:table-cell office:value-type="string">
            <text:p>Philip Kiplagat</text:p>
          </table:table-cell>
          <table:table-cell office:value-type="string">
            <text:p>kiplagat</text:p>
          </table:table-cell>
          <table:table-cell office:value-type="string">
            <text:p>kiplagat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Phillip</text:p>
          </table:table-cell>
          <table:table-cell office:value-type="string">
            <text:p>Korir</text:p>
          </table:table-cell>
          <table:table-cell office:value-type="string">
            <text:p>Phillip Korir</text:p>
          </table:table-cell>
          <table:table-cell office:value-type="string">
            <text:p>korir</text:p>
          </table:table-cell>
          <table:table-cell office:value-type="string">
            <text:p>korir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Jackline</text:p>
          </table:table-cell>
          <table:table-cell office:value-type="string">
            <text:p>Muthoka</text:p>
          </table:table-cell>
          <table:table-cell office:value-type="string">
            <text:p>Jackline Muthoka</text:p>
          </table:table-cell>
          <table:table-cell office:value-type="string">
            <text:p>muthoka</text:p>
          </table:table-cell>
          <table:table-cell office:value-type="string">
            <text:p>muthoka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Joyce</text:p>
          </table:table-cell>
          <table:table-cell office:value-type="string">
            <text:p>Nyanamba</text:p>
          </table:table-cell>
          <table:table-cell office:value-type="string">
            <text:p>Joyce Nyanamba</text:p>
          </table:table-cell>
          <table:table-cell office:value-type="string">
            <text:p>nyanamba</text:p>
          </table:table-cell>
          <table:table-cell office:value-type="string">
            <text:p>nyanamba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1">
          <table:table-cell office:value-type="string">
            <text:p>Jane</text:p>
          </table:table-cell>
          <table:table-cell office:value-type="string">
            <text:p>Rotich</text:p>
          </table:table-cell>
          <table:table-cell office:value-type="string">
            <text:p>Jane Rotich</text:p>
          </table:table-cell>
          <table:table-cell office:value-type="string">
            <text:p>jrotich</text:p>
          </table:table-cell>
          <table:table-cell office:value-type="string">
            <text:p>jrotich@cck.go.ke</text:p>
          </table:table-cell>
          <table:table-cell table:style-name="Default" office:value-type="string">
            <text:p>1868476BE0E341199F02F793D9F20771</text:p>
          </table:table-cell>
          <table:table-cell table:number-columns-repeated="1018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1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8-15T11:22:19</dc:date>
    <dc:creator>root </dc:creator>
    <meta:document-statistic meta:table-count="3" meta:cell-count="828" meta:object-count="0"/>
    <meta:generator>OpenOffice.org/3.3$Unix OpenOffice.org_project/330m20$Build-9567</meta:generator>
  </office:meta>
</office:document-meta>
</file>